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b2b2b2" draw:opacity="82%" draw:textarea-horizontal-align="justify" draw:textarea-vertical-align="top" draw:auto-grow-height="false" fo:min-height="2.925cm" fo:min-width="8.17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242cm" fo:min-width="8.3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5.532cm"/>
      <style:paragraph-properties style:writing-mode="lr-tb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4.26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29cm" fo:min-width="3.945cm"/>
      <style:paragraph-properties style:writing-mode="lr-tb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textarea-vertical-align="middle"/>
      <style:paragraph-properties style:writing-mode="lr-tb"/>
    </style:style>
    <style:style style:name="gr9" style:family="graphic" style:parent-style-name="standard">
      <style:graphic-properties draw:textarea-vertical-align="bottom"/>
      <style:paragraph-properties style:writing-mode="lr-tb"/>
    </style:style>
    <style:style style:name="gr10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697cm"/>
      <style:paragraph-properties style:writing-mode="lr-tb"/>
    </style:style>
    <style:style style:name="gr11" style:family="graphic" style:parent-style-name="standard">
      <style:graphic-properties svg:stroke-color="#780373" draw:fill-color="#bf819e" draw:textarea-horizontal-align="justify" draw:textarea-vertical-align="middle" draw:auto-grow-height="false" fo:min-height="1.771cm" fo:min-width="3.767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338cm" fo:min-width="2.67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338cm" fo:min-width="2.358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3.877cm" fo:min-width="4.58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655cm" fo:min-width="5.632cm"/>
      <style:paragraph-properties style:writing-mode="lr-tb"/>
    </style:style>
    <style:style style:name="gr16" style:family="graphic" style:parent-style-name="standard">
      <style:graphic-properties svg:stroke-color="#808080" draw:fill-color="#b2b2b2" draw:opacity="82%" draw:textarea-horizontal-align="justify" draw:textarea-vertical-align="top" draw:auto-grow-height="false" fo:min-height="2.925cm" fo:min-width="7.755cm"/>
      <style:paragraph-properties style:writing-mode="lr-tb"/>
    </style:style>
    <style:style style:name="gr17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541cm"/>
      <style:paragraph-properties style:writing-mode="lr-tb"/>
    </style:style>
    <style:style style:name="gr18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767cm"/>
      <style:paragraph-properties style:writing-mode="lr-tb"/>
    </style:style>
    <style:style style:name="gr19" style:family="graphic" style:parent-style-name="standard">
      <style:graphic-properties svg:stroke-color="#168253" draw:fill-color="#77bc65" draw:textarea-horizontal-align="justify" draw:textarea-vertical-align="middle" draw:auto-grow-height="false" fo:min-height="1.355cm" fo:min-width="3.412cm"/>
      <style:paragraph-properties style:writing-mode="lr-tb"/>
    </style:style>
    <style:style style:name="gr20" style:family="graphic" style:parent-style-name="objectwithoutfill">
      <style:graphic-properties draw:marker-end="Arrowheads_20_5" draw:marker-end-width="0.3cm" draw:fill="none" draw:textarea-vertical-align="middle"/>
    </style:style>
    <style:style style:name="gr21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3.99cm"/>
      <style:paragraph-properties style:writing-mode="lr-tb"/>
    </style:style>
    <style:style style:name="gr22" style:family="graphic" style:parent-style-name="standard">
      <style:graphic-properties draw:textarea-vertical-align="middle" draw:shadow="hidden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3.877cm" fo:min-width="5.115cm"/>
      <style:paragraph-properties style:writing-mode="lr-tb"/>
    </style:style>
    <style:style style:name="gr24" style:family="graphic" style:parent-style-name="standard">
      <style:graphic-properties draw:textarea-vertical-align="middle" draw:shadow="hidden"/>
    </style:style>
    <style:style style:name="gr25" style:family="graphic" style:parent-style-name="standard">
      <style:graphic-properties draw:textarea-horizontal-align="justify" draw:textarea-vertical-align="middle" draw:auto-grow-height="false" fo:min-height="1.338cm" fo:min-width="3.945cm" draw:shadow="hidden"/>
      <style:paragraph-properties style:writing-mode="lr-tb"/>
    </style:style>
    <style:style style:name="gr26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3.624cm"/>
      <style:paragraph-properties style:writing-mode="lr-tb"/>
    </style:style>
    <style:style style:name="gr27" style:family="graphic" style:parent-style-name="objectwithoutfill">
      <style:graphic-properties draw:marker-end="Arrowheads_20_6" draw:marker-end-width="0.3cm" draw:fill="none" draw:textarea-vertical-align="middle" draw:shadow="hidden"/>
    </style:style>
    <style:style style:name="gr28" style:family="graphic" style:parent-style-name="standard">
      <style:graphic-properties draw:textarea-horizontal-align="justify" draw:textarea-vertical-align="middle" draw:auto-grow-height="false" fo:min-height="1.338cm" fo:min-width="4.345cm" draw:shadow="hidden"/>
      <style:paragraph-properties style:writing-mode="lr-tb"/>
    </style:style>
    <style:style style:name="gr29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2.676cm" draw:shadow="hidden"/>
      <style:paragraph-properties style:writing-mode="lr-tb"/>
    </style:style>
    <style:style style:name="gr30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2.993cm" draw:shadow="hidden"/>
      <style:paragraph-properties style:writing-mode="lr-tb"/>
    </style:style>
    <style:style style:name="gr31" style:family="graphic" style:parent-style-name="objectwithoutfill">
      <style:graphic-properties draw:marker-end="Arrowheads_20_8" draw:marker-end-width="0.3cm" draw:fill="none" draw:textarea-vertical-align="middle" draw:shadow="hidden"/>
    </style:style>
    <style:style style:name="gr32" style:family="graphic" style:parent-style-name="standard">
      <style:graphic-properties draw:textarea-vertical-align="bottom" draw:shadow="hidden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b2b2b2" draw:opacity="82%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  <style:text-properties fo:font-size="12pt" style:font-size-asian="12pt" style:font-size-complex="12pt"/>
    </style:style>
    <style:style style:name="P6" style:family="paragraph">
      <style:paragraph-properties fo:margin-top="0cm" fo:margin-bottom="0cm" fo:text-align="end"/>
    </style:style>
    <style:style style:name="P7" style:family="paragraph">
      <style:paragraph-properties fo:margin-top="0cm" fo:margin-bottom="0cm" fo:text-align="start" style:writing-mode="lr-tb"/>
      <style:text-properties fo:font-size="12pt" style:font-size-asian="12pt" style:font-size-complex="12pt"/>
    </style:style>
    <style:style style:name="P8" style:family="paragraph">
      <loext:graphic-properties draw:fill-color="#77bc65"/>
      <style:paragraph-properties fo:text-align="center" style:writing-mode="lr-tb"/>
    </style:style>
    <style:style style:name="P9" style:family="paragraph">
      <loext:graphic-properties draw:fill-color="#bf819e"/>
      <style:paragraph-properties fo:text-align="center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b66c"/>
      <style:paragraph-properties fo:text-align="center"/>
    </style:style>
    <style:style style:name="P12" style:family="paragraph">
      <loext:graphic-properties draw:fill-color="#ff6d6d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672cm" svg:height="3.175cm" svg:x="125.142cm" svg:y="41.957cm">
          <text:p text:style-name="P1">dict / struct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8.89cm" svg:height="3.492cm" svg:x="112.442cm" svg:y="13.065cm">
          <text:p text:style-name="P3">CodeLine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6.032cm" svg:height="2.54cm" svg:x="85.772cm" svg:y="20.685cm">
          <text:p text:style-name="P3">statement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6.032cm" svg:height="2.54cm" svg:x="120.698cm" svg:y="20.685cm">
          <text:p text:style-name="P3">declaration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0.159cm" svg:x1="88.788cm" svg:y1="20.685cm" svg:x2="116.887cm" svg:y2="16.557cm" draw:start-shape="id1" draw:start-glue-point="0" draw:end-shape="id2" draw:end-glue-point="2" svg:d="M88788 20685v-1905h28099v-2223" svg:viewBox="0 0 28100 4129">
          <text:p/>
        </draw:connector>
        <draw:connector draw:style-name="gr4" draw:text-style-name="P3" draw:layer="layout" draw:line-skew="0.159cm" svg:x1="123.714cm" svg:y1="20.685cm" svg:x2="116.887cm" svg:y2="16.557cm" draw:start-shape="id3" draw:start-glue-point="0" draw:end-shape="id2" draw:end-glue-point="2" svg:d="M123714 20685v-1905h-6827v-2223" svg:viewBox="0 0 6828 4129">
          <text:p/>
        </draw:connector>
        <draw:custom-shape draw:style-name="gr5" draw:text-style-name="P3" xml:id="id6" draw:id="id6" draw:layer="layout" svg:width="4.762cm" svg:height="2.54cm" svg:x="149.907cm" svg:y="27.67cm">
          <text:p text:style-name="P3">Class declaration</text:p>
          <draw:enhanced-geometry svg:viewBox="0 0 21600 21600" draw:type="rectangle" draw:enhanced-path="M 0 0 L 21600 0 21600 21600 0 21600 0 0 Z N"/>
        </draw:custom-shape>
        <draw:custom-shape draw:style-name="gr6" draw:text-style-name="P3" xml:id="id5" draw:id="id5" draw:layer="layout" svg:width="4.445cm" svg:height="2.54cm" svg:x="169.692cm" svg:y="27.67cm">
          <text:p text:style-name="P3">Func declaration</text:p>
          <draw:enhanced-geometry svg:viewBox="0 0 21600 21600" draw:type="rectangle" draw:enhanced-path="M 0 0 L 21600 0 21600 21600 0 21600 0 0 Z N"/>
        </draw:custom-shape>
        <draw:custom-shape draw:style-name="gr6" draw:text-style-name="P3" xml:id="id4" draw:id="id4" draw:layer="layout" svg:width="4.445cm" svg:height="2.54cm" svg:x="120.379cm" svg:y="27.67cm">
          <text:p text:style-name="P3">Var declaration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23.714cm" svg:y1="23.225cm" svg:x2="122.601cm" svg:y2="27.67cm" draw:start-shape="id3" draw:start-glue-point="2" draw:end-shape="id4" draw:end-glue-point="0" svg:d="M123714 23225v2223h-1113v2222" svg:viewBox="0 0 1114 4446">
          <text:p/>
        </draw:connector>
        <draw:connector draw:style-name="gr7" draw:text-style-name="P1" draw:layer="layout" svg:x1="171.914cm" svg:y1="27.67cm" svg:x2="123.714cm" svg:y2="23.225cm" draw:start-shape="id5" draw:start-glue-point="0" draw:end-shape="id3" draw:end-glue-point="2" svg:d="M171914 27670v-2222h-48200v-2223" svg:viewBox="0 0 48201 4446">
          <text:p/>
        </draw:connector>
        <draw:connector draw:style-name="gr7" draw:text-style-name="P1" draw:layer="layout" svg:x1="152.288cm" svg:y1="27.67cm" svg:x2="123.714cm" svg:y2="23.225cm" draw:start-shape="id6" draw:start-glue-point="0" draw:end-shape="id3" draw:end-glue-point="2" svg:d="M152288 27670v-2222h-28574v-2223" svg:viewBox="0 0 28575 4446">
          <text:p/>
        </draw:connector>
        <draw:rect draw:style-name="gr8" draw:text-style-name="P3" xml:id="id7" draw:id="id7" draw:layer="layout" svg:width="2.857cm" svg:height="1.27cm" svg:x="108.95cm" svg:y="33.385cm">
          <text:p text:style-name="P1">LocalVar</text:p>
        </draw:rect>
        <draw:rect draw:style-name="gr8" draw:text-style-name="P3" xml:id="id8" draw:id="id8" draw:layer="layout" svg:width="2.858cm" svg:height="1.27cm" svg:x="139.859cm" svg:y="33.379cm">
          <text:p text:style-name="P1">ClassVar</text:p>
        </draw:rect>
        <draw:rect draw:style-name="gr8" draw:text-style-name="P3" xml:id="id9" draw:id="id9" draw:layer="layout" svg:width="3.827cm" svg:height="1.27cm" svg:x="120.68cm" svg:y="33.385cm">
          <text:p text:style-name="P1">GlobalVar</text:p>
        </draw:rect>
        <draw:connector draw:style-name="gr9" draw:text-style-name="P5" draw:layer="layout" svg:x1="110.378cm" svg:y1="33.385cm" svg:x2="122.601cm" svg:y2="30.21cm" draw:start-shape="id7" draw:start-glue-point="0" draw:end-shape="id4" draw:end-glue-point="2" svg:d="M110378 33385v-1587h12223v-1588" svg:viewBox="0 0 12224 3176">
          <text:p text:style-name="P4"><text:span text:style-name="T1">in func/loop/if...</text:span></text:p>
        </draw:connector>
        <draw:connector draw:style-name="gr9" draw:text-style-name="P7" draw:layer="layout" draw:line-skew="-0.001cm" svg:x1="122.601cm" svg:y1="30.21cm" svg:x2="141.288cm" svg:y2="33.379cm" draw:start-shape="id4" draw:start-glue-point="2" draw:end-shape="id8" draw:end-glue-point="0" svg:d="M122601 30210v1584h18687v1585" svg:viewBox="0 0 18688 3170">
          <text:p text:style-name="P6"><text:span text:style-name="T1">in class</text:span></text:p>
        </draw:connector>
        <draw:connector draw:style-name="gr7" draw:text-style-name="P1" draw:layer="layout" svg:x1="122.601cm" svg:y1="30.21cm" svg:x2="122.593cm" svg:y2="33.385cm" draw:start-shape="id4" draw:start-glue-point="2" draw:end-shape="id9" draw:end-glue-point="0" svg:d="M122601 30210v1588h-8v1587" svg:viewBox="0 0 9 3176">
          <text:p/>
        </draw:connector>
        <draw:custom-shape draw:style-name="gr10" draw:text-style-name="P8" xml:id="id10" draw:id="id10" draw:layer="layout" svg:width="5.933cm" svg:height="2.857cm" svg:x="118.892cm" svg:y="36.559cm">
          <text:p text:style-name="P3">Write const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121.858cm" svg:y1="36.559cm" svg:x2="122.593cm" svg:y2="34.655cm" draw:start-shape="id10" draw:start-glue-point="4" draw:end-shape="id9" draw:end-glue-point="2" svg:d="M121858 36559v-952h735v-952" svg:viewBox="0 0 736 1905">
          <text:p/>
        </draw:connector>
        <draw:custom-shape draw:style-name="gr11" draw:text-style-name="P9" xml:id="id12" draw:id="id12" draw:layer="layout" svg:width="6.033cm" svg:height="2.857cm" svg:x="125.677cm" svg:y="36.56cm">
          <text:p text:style-name="P3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xml:id="id11" draw:id="id11" draw:layer="layout" svg:width="6.033cm" svg:height="2.857cm" svg:x="138.272cm" svg:y="36.537cm">
          <text:p text:style-name="P3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141.288cm" svg:y1="34.649cm" svg:x2="141.289cm" svg:y2="36.537cm" draw:start-shape="id8" draw:start-glue-point="2" draw:end-shape="id11" draw:end-glue-point="4" svg:d="M141288 34649v944h1v944" svg:viewBox="0 0 2 1889">
          <text:p/>
        </draw:connector>
        <draw:connector draw:style-name="gr7" draw:text-style-name="P1" draw:layer="layout" svg:x1="128.694cm" svg:y1="36.56cm" svg:x2="122.593cm" svg:y2="34.655cm" draw:start-shape="id12" draw:start-glue-point="4" draw:end-shape="id9" draw:end-glue-point="2" svg:d="M128694 36560v-953h-6101v-952" svg:viewBox="0 0 6102 1906">
          <text:p/>
        </draw:connector>
        <draw:custom-shape draw:style-name="gr12" draw:text-style-name="P1" xml:id="id13" draw:id="id13" draw:layer="layout" svg:width="3.175cm" svg:height="1.588cm" svg:x="126.312cm" svg:y="43.227cm">
          <text:p text:style-name="P1">How to access</text:p>
          <draw:enhanced-geometry svg:viewBox="0 0 21600 21600" draw:type="rectangle" draw:enhanced-path="M 0 0 L 21600 0 21600 21600 0 21600 0 0 Z N"/>
        </draw:custom-shape>
        <draw:custom-shape draw:style-name="gr13" draw:text-style-name="P1" xml:id="id14" draw:id="id14" draw:layer="layout" svg:width="2.858cm" svg:height="1.588cm" svg:x="130.122cm" svg:y="43.227cm">
          <text:p text:style-name="P1">Name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27.899cm" svg:y1="43.227cm" svg:x2="128.694cm" svg:y2="39.417cm" draw:start-shape="id13" draw:start-glue-point="0" draw:end-shape="id12" draw:end-glue-point="8" svg:d="M127899 43227v-1905h795v-1905" svg:viewBox="0 0 796 3811">
          <text:p/>
        </draw:connector>
        <draw:connector draw:style-name="gr7" draw:text-style-name="P1" draw:layer="layout" svg:x1="131.551cm" svg:y1="43.227cm" svg:x2="128.694cm" svg:y2="39.417cm" draw:start-shape="id14" draw:start-glue-point="0" draw:end-shape="id12" draw:end-glue-point="8" svg:d="M131551 43227v-1905h-2857v-1905" svg:viewBox="0 0 2858 3811">
          <text:p/>
        </draw:connector>
        <draw:rect draw:style-name="gr8" draw:text-style-name="P1" xml:id="id15" draw:id="id15" draw:layer="layout" svg:width="4.68cm" svg:height="1.588cm" svg:x="119.527cm" svg:y="40.369cm">
          <text:p text:style-name="P1">Access name</text:p>
        </draw:rect>
        <draw:connector draw:style-name="gr7" draw:text-style-name="P1" draw:layer="layout" svg:x1="121.867cm" svg:y1="40.369cm" svg:x2="121.858cm" svg:y2="39.416cm" draw:start-shape="id15" draw:start-glue-point="0" draw:end-shape="id10" draw:end-glue-point="8" svg:d="M121867 40369v-476h-9v-477" svg:viewBox="0 0 10 954">
          <text:p/>
        </draw:connector>
        <draw:connector draw:style-name="gr7" draw:text-style-name="P1" draw:layer="layout" svg:x1="124.207cm" svg:y1="41.163cm" svg:x2="126.312cm" svg:y2="44.021cm" draw:start-shape="id15" draw:start-glue-point="1" draw:end-shape="id13" draw:end-glue-point="3" svg:d="M124207 41163h1052v2858h1053" svg:viewBox="0 0 2106 2859">
          <text:p/>
        </draw:connector>
        <draw:custom-shape draw:style-name="gr14" draw:text-style-name="P1" xml:id="id22" draw:id="id22" draw:layer="layout" svg:width="5.08cm" svg:height="4.127cm" svg:x="143.14cm" svg:y="40.423cm">
          <text:p text:style-name="P1">Add to class</text:p>
          <text:p text:style-name="P1">environment </text:p>
          <text:p text:style-name="P1">OR</text:p>
          <text:p text:style-name="P1">Class.varname</text:p>
          <draw:enhanced-geometry svg:viewBox="0 0 21600 21600" draw:type="rectangle" draw:enhanced-path="M 0 0 L 21600 0 21600 21600 0 21600 0 0 Z N"/>
        </draw:custom-shape>
        <draw:custom-shape draw:style-name="gr12" draw:text-style-name="P1" xml:id="id16" draw:id="id16" draw:layer="layout" svg:width="3.175cm" svg:height="1.588cm" svg:x="136.802cm" svg:y="40.864cm">
          <text:p text:style-name="P1">How to access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41.289cm" svg:y1="39.394cm" svg:x2="138.389cm" svg:y2="40.864cm" draw:end-shape="id16" draw:end-glue-point="0" svg:d="M141289 39394v485h-2900v985" svg:viewBox="0 0 2901 1471">
          <text:p/>
        </draw:connector>
        <draw:custom-shape draw:style-name="gr15" draw:text-style-name="P1" xml:id="id17" draw:id="id17" draw:layer="layout" svg:width="6.132cm" svg:height="1.905cm" svg:x="135.32cm" svg:y="43.862cm">
          <text:p text:style-name="P1">offset from class address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38.389cm" svg:y1="42.452cm" svg:x2="138.386cm" svg:y2="43.862cm" draw:start-shape="id16" draw:start-glue-point="2" draw:end-shape="id17" draw:end-glue-point="0" svg:d="M138389 42452v705h-3v705" svg:viewBox="0 0 4 1411">
          <text:p/>
        </draw:connector>
        <draw:custom-shape draw:style-name="gr11" draw:text-style-name="P9" xml:id="id21" draw:id="id21" draw:layer="layout" svg:width="6.033cm" svg:height="2.857cm" svg:x="138.272cm" svg:y="36.537cm">
          <text:p text:style-name="P3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8.255cm" svg:height="3.175cm" svg:x="107.045cm" svg:y="43.227cm">
          <text:p text:style-name="P1">dict / struct</text:p>
          <draw:enhanced-geometry svg:viewBox="0 0 21600 21600" draw:type="rectangle" draw:enhanced-path="M 0 0 L 21600 0 21600 21600 0 21600 0 0 Z N"/>
        </draw:custom-shape>
        <draw:custom-shape draw:style-name="gr17" draw:text-style-name="P8" xml:id="id25" draw:id="id25" draw:layer="layout" svg:width="5.715cm" svg:height="2.857cm" svg:x="100.377cm" svg:y="46.355cm">
          <text:p text:style-name="P3">allocate</text:p>
          <text:p text:style-name="P3">stor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xml:id="id19" draw:id="id19" draw:layer="layout" svg:width="6.033cm" svg:height="2.857cm" svg:x="107.363cm" svg:y="37.83cm">
          <text:p text:style-name="P3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18" draw:id="id18" draw:layer="layout" svg:width="3.175cm" svg:height="1.588cm" svg:x="107.998cm" svg:y="44.497cm">
          <text:p text:style-name="P1">How to access</text:p>
          <draw:enhanced-geometry svg:viewBox="0 0 21600 21600" draw:type="rectangle" draw:enhanced-path="M 0 0 L 21600 0 21600 21600 0 21600 0 0 Z N"/>
        </draw:custom-shape>
        <draw:custom-shape draw:style-name="gr13" draw:text-style-name="P1" xml:id="id20" draw:id="id20" draw:layer="layout" svg:width="2.858cm" svg:height="1.588cm" svg:x="111.808cm" svg:y="44.497cm">
          <text:p text:style-name="P1">Name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09.585cm" svg:y1="44.497cm" svg:x2="110.38cm" svg:y2="40.687cm" draw:start-shape="id18" draw:start-glue-point="0" draw:end-shape="id19" draw:end-glue-point="8" svg:d="M109585 44497v-1905h795v-1905" svg:viewBox="0 0 796 3811">
          <text:p/>
        </draw:connector>
        <draw:connector draw:style-name="gr7" draw:text-style-name="P1" draw:layer="layout" svg:x1="113.237cm" svg:y1="44.497cm" svg:x2="110.38cm" svg:y2="40.687cm" draw:start-shape="id20" draw:start-glue-point="0" draw:end-shape="id19" draw:end-glue-point="8" svg:d="M113237 44497v-1905h-2857v-1905" svg:viewBox="0 0 2858 3811">
          <text:p/>
        </draw:connector>
        <draw:custom-shape draw:style-name="gr18" draw:text-style-name="P8" draw:layer="layout" svg:width="6.033cm" svg:height="2.857cm" svg:x="137.207cm" svg:y="9.137cm">
          <text:p text:style-name="P3">Write 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6.033cm" svg:height="2.857cm" svg:x="137.207cm" svg:y="12.429cm">
          <text:p text:style-name="P3">Environment stuf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xml:id="id26" draw:id="id26" draw:layer="layout" svg:width="5.532cm" svg:height="2.269cm" svg:x="100.46cm" svg:y="50.483cm">
          <text:p text:style-name="P3">set val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110.378cm" svg:y1="34.655cm" svg:x2="110.38cm" svg:y2="37.83cm" draw:start-shape="id7" draw:start-glue-point="2" draw:end-shape="id19" draw:end-glue-point="4" svg:d="M110378 34655v1587h2v1588" svg:viewBox="0 0 3 3176">
          <text:p/>
        </draw:connector>
        <draw:custom-shape draw:style-name="gr11" draw:text-style-name="P9" xml:id="id23" draw:id="id23" draw:layer="layout" svg:width="6.033cm" svg:height="2.857cm" svg:x="149.272cm" svg:y="31.48cm">
          <text:p text:style-name="P3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141.289cm" svg:y1="39.394cm" svg:x2="145.68cm" svg:y2="40.423cm" draw:start-shape="id21" draw:start-glue-point="8" draw:end-shape="id22" draw:end-glue-point="0" svg:d="M141289 39394v514h4391v515" svg:viewBox="0 0 4392 1030">
          <text:p/>
        </draw:connector>
        <draw:connector draw:style-name="gr20" draw:text-style-name="P10" draw:layer="layout" svg:x1="148.22cm" svg:y1="42.486cm" svg:x2="149.272cm" svg:y2="32.908cm" draw:start-shape="id22" draw:start-glue-point="1" draw:end-shape="id23" draw:end-glue-point="6" svg:d="M148220 42486h526v-9578h526" svg:viewBox="0 0 1053 9579">
          <text:p/>
        </draw:connector>
        <draw:connector draw:style-name="gr7" draw:text-style-name="P1" draw:layer="layout" svg:x1="152.288cm" svg:y1="30.21cm" svg:x2="152.289cm" svg:y2="31.48cm" draw:start-shape="id6" draw:start-glue-point="2" draw:end-shape="id23" draw:end-glue-point="4" svg:d="M152288 30210v635h1v635" svg:viewBox="0 0 2 1271">
          <text:p/>
        </draw:connector>
        <draw:custom-shape draw:style-name="gr21" draw:text-style-name="P11" xml:id="id24" draw:id="id24" draw:layer="layout" svg:width="6.35cm" svg:height="2.857cm" svg:x="155.94cm" svg:y="31.48cm">
          <text:p text:style-name="P1">Remember that is in cla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1" draw:layer="layout" svg:width="6.35cm" svg:height="2.857cm" svg:x="137.207cm" svg:y="15.605cm">
          <text:p text:style-name="P1">compiler do someth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152.288cm" svg:y1="30.21cm" svg:x2="159.115cm" svg:y2="31.48cm" draw:start-shape="id6" draw:start-glue-point="2" draw:end-shape="id24" draw:end-glue-point="4" svg:d="M152288 30210v635h6827v635" svg:viewBox="0 0 6828 1271">
          <text:p/>
        </draw:connector>
        <draw:connector draw:style-name="gr7" draw:text-style-name="P1" draw:layer="layout" svg:x1="103.234cm" svg:y1="49.212cm" svg:x2="103.226cm" svg:y2="50.483cm" draw:start-shape="id25" draw:start-glue-point="8" draw:end-shape="id26" draw:end-glue-point="4" svg:d="M103234 49212v635h-8v636" svg:viewBox="0 0 9 1272">
          <text:p/>
        </draw:connector>
        <draw:custom-shape draw:style-name="gr21" draw:text-style-name="P11" xml:id="id27" draw:id="id27" draw:layer="layout" svg:width="6.35cm" svg:height="2.857cm" svg:x="100.06cm" svg:y="41.875cm">
          <text:p text:style-name="P1">get temporary</text:p>
          <text:p text:style-name="P1">storage (reg or stack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line-skew="-2.023cm" svg:x1="103.235cm" svg:y1="41.875cm" svg:x2="110.378cm" svg:y2="34.655cm" draw:start-shape="id27" draw:start-glue-point="4" draw:end-shape="id7" draw:end-glue-point="2" svg:d="M103235 41875v-5633h7143v-1587" svg:viewBox="0 0 7144 7221">
          <text:p/>
        </draw:connector>
        <draw:connector draw:style-name="gr7" draw:text-style-name="P1" draw:layer="layout" svg:x1="103.235cm" svg:y1="44.732cm" svg:x2="103.234cm" svg:y2="46.355cm" draw:start-shape="id27" draw:start-glue-point="8" draw:end-shape="id25" draw:end-glue-point="4" svg:d="M103235 44732v811h-1v812" svg:viewBox="0 0 2 1624">
          <text:p/>
        </draw:connector>
        <draw:connector draw:style-name="gr7" draw:text-style-name="P1" draw:layer="layout" svg:x1="103.235cm" svg:y1="44.732cm" svg:x2="107.998cm" svg:y2="45.291cm" draw:start-shape="id27" draw:start-glue-point="8" draw:end-shape="id18" draw:end-glue-point="3" svg:d="M103235 44732v559h4763" svg:viewBox="0 0 4764 560">
          <text:p/>
        </draw:connector>
        <draw:rect draw:style-name="gr22" draw:text-style-name="P1" xml:id="id36" draw:id="id36" draw:layer="layout" svg:width="4.128cm" svg:height="2.223cm" svg:x="189.377cm" svg:y="36.559cm">
          <text:p text:style-name="P1">GlobalFunc</text:p>
        </draw:rect>
        <draw:rect draw:style-name="gr22" draw:text-style-name="P1" xml:id="id30" draw:id="id30" draw:layer="layout" svg:width="4.128cm" svg:height="2.223cm" svg:x="165.681cm" svg:y="36.559cm">
          <text:p text:style-name="P1">ClassFunc</text:p>
        </draw:rect>
        <draw:rect draw:style-name="gr22" draw:text-style-name="P1" xml:id="id44" draw:id="id44" draw:layer="layout" svg:width="4.128cm" svg:height="2.223cm" svg:x="195.727cm" svg:y="36.559cm">
          <text:p text:style-name="P1">LocalFunc??</text:p>
        </draw:rect>
        <draw:custom-shape draw:style-name="gr23" draw:text-style-name="P1" xml:id="id29" draw:id="id29" draw:layer="layout" svg:width="5.615cm" svg:height="4.127cm" svg:x="161.972cm" svg:y="44.18cm">
          <text:p text:style-name="P1">Add to class</text:p>
          <text:p text:style-name="P1">environment </text:p>
          <text:p text:style-name="P1">OR</text:p>
          <text:p text:style-name="P1">Class.funcName</text:p>
          <draw:enhanced-geometry svg:viewBox="0 0 21600 21600" draw:type="rectangle" draw:enhanced-path="M 0 0 L 21600 0 21600 21600 0 21600 0 0 Z N"/>
        </draw:custom-shape>
        <draw:custom-shape draw:style-name="gr11" draw:text-style-name="P9" xml:id="id28" draw:id="id28" draw:layer="layout" svg:width="6.033cm" svg:height="2.857cm" svg:x="164.729cm" svg:y="39.735cm">
          <text:p text:style-name="P3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167.746cm" svg:y1="42.592cm" svg:x2="164.779cm" svg:y2="44.18cm" draw:start-shape="id28" draw:start-glue-point="8" draw:end-shape="id29" draw:end-glue-point="0" svg:d="M167746 42592v794h-2967v794" svg:viewBox="0 0 2968 1589">
          <text:p/>
        </draw:connector>
        <draw:connector draw:style-name="gr24" draw:text-style-name="P1" draw:layer="layout" svg:x1="167.745cm" svg:y1="38.782cm" svg:x2="167.746cm" svg:y2="39.735cm" draw:start-shape="id30" draw:start-glue-point="2" draw:end-shape="id28" draw:end-glue-point="4" svg:d="M167745 38782v476h1v477" svg:viewBox="0 0 2 954">
          <text:p/>
        </draw:connector>
        <draw:custom-shape draw:style-name="gr25" draw:text-style-name="P1" xml:id="id31" draw:id="id31" draw:layer="layout" svg:width="4.445cm" svg:height="1.588cm" svg:x="169.44cm" svg:y="44.179cm">
          <text:p text:style-name="P1">How to call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svg:x1="167.746cm" svg:y1="42.592cm" svg:x2="171.662cm" svg:y2="44.179cm" draw:start-shape="id28" draw:start-glue-point="8" draw:end-shape="id31" draw:end-glue-point="0" svg:d="M167746 42592v794h3916v793" svg:viewBox="0 0 3917 1588">
          <text:p/>
        </draw:connector>
        <draw:custom-shape draw:style-name="gr26" draw:text-style-name="P11" xml:id="id32" draw:id="id32" draw:layer="layout" svg:width="5.832cm" svg:height="2.857cm" svg:x="168.74cm" svg:y="46.402cm">
          <text:p text:style-name="P1">Function mangl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svg:x1="171.662cm" svg:y1="45.767cm" svg:x2="171.656cm" svg:y2="46.402cm" draw:start-shape="id31" draw:start-glue-point="2" draw:end-shape="id32" draw:end-glue-point="4" svg:d="M171662 45767v317h-6v318" svg:viewBox="0 0 7 636">
          <text:p/>
        </draw:connector>
        <draw:custom-shape draw:style-name="gr10" draw:text-style-name="P8" xml:id="id33" draw:id="id33" draw:layer="layout" svg:width="5.933cm" svg:height="2.857cm" svg:x="176.894cm" svg:y="40.052cm">
          <text:p text:style-name="P3">Write 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svg:x1="167.745cm" svg:y1="38.782cm" svg:x2="179.86cm" svg:y2="40.052cm" draw:start-shape="id30" draw:start-glue-point="2" draw:end-shape="id33" draw:end-glue-point="4" svg:d="M167745 38782v635h12115v635" svg:viewBox="0 0 12116 1271">
          <text:p/>
        </draw:connector>
        <draw:connector draw:style-name="gr27" draw:text-style-name="P10" draw:layer="layout" svg:x1="174.572cm" svg:y1="47.83cm" svg:x2="176.894cm" svg:y2="41.48cm" draw:start-shape="id32" draw:start-glue-point="10" draw:end-shape="id33" draw:end-glue-point="6" svg:d="M174572 47830h1161v-6350h1161" svg:viewBox="0 0 2323 6351">
          <text:p/>
        </draw:connector>
        <draw:custom-shape draw:style-name="gr28" draw:text-style-name="P1" xml:id="id34" draw:id="id34" draw:layer="layout" svg:width="4.845cm" svg:height="1.588cm" svg:x="177.429cm" svg:y="44.814cm">
          <text:p text:style-name="P1">Function body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svg:x1="179.86cm" svg:y1="42.909cm" svg:x2="179.851cm" svg:y2="44.814cm" draw:start-shape="id33" draw:start-glue-point="8" draw:end-shape="id34" draw:end-glue-point="0" svg:d="M179860 42909v953h-9v952" svg:viewBox="0 0 10 1906">
          <text:p/>
        </draw:connector>
        <draw:custom-shape draw:style-name="gr29" draw:text-style-name="P12" xml:id="id35" draw:id="id35" draw:layer="layout" svg:width="6.35cm" svg:height="3.175cm" svg:x="176.677cm" svg:y="47.354cm">
          <text:p text:style-name="P1">Return to </text:p>
          <text:p text:style-name="P1">to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" draw:layer="layout" svg:x1="179.851cm" svg:y1="46.402cm" svg:x2="179.852cm" svg:y2="47.354cm" draw:start-shape="id34" draw:start-glue-point="2" draw:end-shape="id35" draw:end-glue-point="4" svg:d="M179851 46402v476h1v476" svg:viewBox="0 0 2 953">
          <text:p/>
        </draw:connector>
        <draw:custom-shape draw:style-name="gr30" draw:text-style-name="P12" draw:layer="layout" svg:width="6.985cm" svg:height="3.175cm" svg:x="136.89cm" svg:y="19.097cm">
          <text:p text:style-name="P1">Jump in this graph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1" draw:text-style-name="P10" draw:layer="layout" svg:x1="161.972cm" svg:y1="46.243cm" svg:x2="152.289cm" svg:y2="34.337cm" draw:start-shape="id29" draw:start-glue-point="3" draw:end-shape="id23" draw:end-glue-point="8" svg:d="M161972 46243h-9683v-11906" svg:viewBox="0 0 9684 11907">
          <text:p/>
        </draw:connector>
        <draw:custom-shape draw:style-name="gr11" draw:text-style-name="P9" xml:id="id37" draw:id="id37" draw:layer="layout" svg:width="6.033cm" svg:height="2.857cm" svg:x="188.424cm" svg:y="42.275cm">
          <text:p text:style-name="P3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svg:x1="191.441cm" svg:y1="38.782cm" svg:x2="191.441cm" svg:y2="42.275cm" draw:start-shape="id36" draw:start-glue-point="2" draw:end-shape="id37" draw:end-glue-point="4" svg:d="M191441 38782v3493" svg:viewBox="0 0 1 3494">
          <text:p/>
        </draw:connector>
        <draw:custom-shape draw:style-name="gr25" draw:text-style-name="P1" xml:id="id38" draw:id="id38" draw:layer="layout" svg:width="4.445cm" svg:height="1.588cm" svg:x="189.208cm" svg:y="46.719cm">
          <text:p text:style-name="P1">How to call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svg:x1="191.441cm" svg:y1="45.132cm" svg:x2="191.43cm" svg:y2="46.719cm" draw:start-shape="id37" draw:start-glue-point="8" draw:end-shape="id38" draw:end-glue-point="0" svg:d="M191441 45132v794h-11v793" svg:viewBox="0 0 12 1588">
          <text:p/>
        </draw:connector>
        <draw:custom-shape draw:style-name="gr26" draw:text-style-name="P11" xml:id="id39" draw:id="id39" draw:layer="layout" svg:width="5.832cm" svg:height="2.857cm" svg:x="188.508cm" svg:y="48.942cm">
          <text:p text:style-name="P1">Function mangl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svg:x1="191.43cm" svg:y1="48.307cm" svg:x2="191.424cm" svg:y2="48.942cm" draw:start-shape="id38" draw:start-glue-point="2" draw:end-shape="id39" draw:end-glue-point="4" svg:d="M191430 48307v317h-6v318" svg:viewBox="0 0 7 636">
          <text:p/>
        </draw:connector>
        <draw:custom-shape draw:style-name="gr10" draw:text-style-name="P8" xml:id="id40" draw:id="id40" draw:layer="layout" svg:width="5.933cm" svg:height="2.857cm" svg:x="196.144cm" svg:y="42.275cm">
          <text:p text:style-name="P3">Write 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svg:x1="191.441cm" svg:y1="38.782cm" svg:x2="199.11cm" svg:y2="42.275cm" draw:start-shape="id36" draw:start-glue-point="2" draw:end-shape="id40" draw:end-glue-point="4" svg:d="M191441 38782v1746h7669v1747" svg:viewBox="0 0 7670 3494">
          <text:p/>
        </draw:connector>
        <draw:connector draw:style-name="gr27" draw:text-style-name="P10" draw:layer="layout" svg:x1="194.34cm" svg:y1="50.37cm" svg:x2="196.144cm" svg:y2="43.703cm" draw:start-shape="id39" draw:start-glue-point="10" draw:end-shape="id40" draw:end-glue-point="6" svg:d="M194340 50370h902v-6667h902" svg:viewBox="0 0 1805 6668">
          <text:p/>
        </draw:connector>
        <draw:custom-shape draw:style-name="gr28" draw:text-style-name="P1" xml:id="id41" draw:id="id41" draw:layer="layout" svg:width="4.845cm" svg:height="1.588cm" svg:x="196.679cm" svg:y="47.037cm">
          <text:p text:style-name="P1">Function body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svg:x1="199.11cm" svg:y1="45.132cm" svg:x2="199.101cm" svg:y2="47.037cm" draw:start-shape="id40" draw:start-glue-point="8" draw:end-shape="id41" draw:end-glue-point="0" svg:d="M199110 45132v953h-9v952" svg:viewBox="0 0 10 1906">
          <text:p/>
        </draw:connector>
        <draw:custom-shape draw:style-name="gr29" draw:text-style-name="P12" xml:id="id42" draw:id="id42" draw:layer="layout" svg:width="6.35cm" svg:height="3.175cm" svg:x="195.927cm" svg:y="49.577cm">
          <text:p text:style-name="P1">Return to </text:p>
          <text:p text:style-name="P1">to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" draw:layer="layout" svg:x1="199.101cm" svg:y1="48.625cm" svg:x2="199.102cm" svg:y2="49.577cm" draw:start-shape="id41" draw:start-glue-point="2" draw:end-shape="id42" draw:end-glue-point="4" svg:d="M199101 48625v476h1v476" svg:viewBox="0 0 2 953">
          <text:p/>
        </draw:connector>
        <draw:custom-shape draw:style-name="gr21" draw:text-style-name="P11" xml:id="id43" draw:id="id43" draw:layer="layout" svg:width="6.35cm" svg:height="2.857cm" svg:x="168.74cm" svg:y="31.163cm">
          <text:p text:style-name="P1">Remember that is in fu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svg:x1="171.914cm" svg:y1="30.21cm" svg:x2="171.915cm" svg:y2="31.163cm" draw:start-shape="id5" draw:start-glue-point="2" draw:end-shape="id43" draw:end-glue-point="4" svg:d="M171914 30210v476h1v477" svg:viewBox="0 0 2 954">
          <text:p/>
        </draw:connector>
        <draw:connector draw:style-name="gr32" draw:text-style-name="P4" draw:layer="layout" svg:x1="171.915cm" svg:y1="34.02cm" svg:x2="167.745cm" svg:y2="36.559cm" draw:start-shape="id43" draw:start-glue-point="8" draw:end-shape="id30" draw:end-glue-point="0" svg:d="M171915 34020v1270h-4170v1269" svg:viewBox="0 0 4171 2540">
          <text:p text:style-name="P4">in class</text:p>
        </draw:connector>
        <draw:connector draw:style-name="gr24" draw:text-style-name="P1" draw:layer="layout" svg:x1="171.915cm" svg:y1="34.02cm" svg:x2="191.441cm" svg:y2="36.559cm" draw:start-shape="id43" draw:start-glue-point="8" draw:end-shape="id36" draw:end-glue-point="0" svg:d="M171915 34020v1270h19526v1269" svg:viewBox="0 0 19527 2540">
          <text:p/>
        </draw:connector>
        <draw:connector draw:style-name="gr24" draw:text-style-name="P1" draw:layer="layout" svg:x1="171.915cm" svg:y1="34.02cm" svg:x2="197.791cm" svg:y2="36.559cm" draw:start-shape="id43" draw:start-glue-point="8" draw:end-shape="id44" draw:end-glue-point="0" svg:d="M171915 34020v1270h25876v1269" svg:viewBox="0 0 25877 2540">
          <text:p/>
        </draw:connector>
        <draw:custom-shape draw:style-name="gr29" draw:text-style-name="P12" xml:id="id45" draw:id="id45" draw:layer="layout" svg:width="6.35cm" svg:height="3.175cm" svg:x="155.94cm" svg:y="34.972cm">
          <text:p text:style-name="P1">Return to </text:p>
          <text:p text:style-name="P1">to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" draw:layer="layout" svg:x1="159.115cm" svg:y1="34.337cm" svg:x2="159.115cm" svg:y2="34.972cm" draw:start-shape="id24" draw:start-glue-point="8" draw:end-shape="id45" draw:end-glue-point="4" svg:d="M159115 34337v635" svg:viewBox="0 0 1 63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4cm" fo:page-height="203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7:15:59.548849604</meta:creation-date>
    <meta:generator>LibreOffice/7.4.7.2$Linux_X86_64 LibreOffice_project/40$Build-2</meta:generator>
    <dc:date>2024-05-03T20:19:27.302737058</dc:date>
    <meta:editing-duration>PT2H49M18S</meta:editing-duration>
    <meta:editing-cycles>213</meta:editing-cycles>
    <meta:document-statistic meta:object-count="100"/>
  </office:meta>
</office:document-meta>
</file>